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217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b20d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3478" draw:layer="" svg:width="200.00000000000pt" svg:height="100.00000000000pt"/>
          <draw:rect draw:style-name="gr3" draw:id="shape3" draw:name="rect3477" draw:layer="" svg:width="200.00000000000pt" svg:height="8.55129840000pt" svg:x="0.00000000000pt" svg:y="45.72431680000pt"/>
          <draw:path draw:style-name="gr4" draw:id="shape4" draw:name="polygon3483" draw:layer="" svg:width="157.90330357075pt" svg:height="157.90329554777pt" draw:transform="matrix(0.21524610000 -0.02024734000 0.02024734000 0.21524610000 31.64319179834pt 55.54253808047pt)" svg:viewBox="0 0 158 158" svg:d="M113.065 150.422L86.1783 117.884L72.7597 157.903L65.7441 116.281L34.1134 144.23L48.8488 104.676L7.48155 113.065L40.0196 86.1782L0 72.7597L41.6222 65.7441L13.6735 34.1134L53.2272 48.8488L44.8382 7.48155L71.7251 40.0196L85.1436 0L92.1592 41.6222L123.79 13.6735L109.054 53.2272L150.422 44.8382L117.884 71.725L157.903 85.1436L116.281 92.1592L144.23 123.79L104.676 109.054Z" koffice:nodeTypes="cccccccccccc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5:16</dc:date>
    <meta:creation-date>2011-05-22T06:11:50</meta:creation-date>
    <dc:creator>Yue Liu</dc:creator>
  </office:meta>
</office:document-meta>
</file>